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liular" svg:font-family="Muliular"/>
    <style:font-face style:name="SairaExtraCondensed" svg:font-family="SairaExtraCondensed"/>
    <style:font-face style:name="SairaExtraCondensedMedium" svg:font-family="SairaExtraCondensedMedium"/>
    <style:font-face style:name="Keraleeyam" svg:font-family="Keraleeya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2.546cm" fo:min-width="6.017cm" fo:padding-top="0cm" fo:padding-bottom="0cm" fo:padding-left="0cm" fo:padding-right="0cm"/>
    </style:style>
    <style:style style:name="gr2" style:family="graphic" style:parent-style-name="standard" style:list-style-name="L1">
      <style:graphic-properties draw:stroke="none" draw:fill="none" draw:textarea-horizontal-align="left" draw:textarea-vertical-align="top" draw:auto-grow-height="true" draw:auto-grow-width="true" fo:min-height="0.636cm" fo:min-width="8.58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636cm" fo:min-width="8.266cm" fo:padding-top="0cm" fo:padding-bottom="0cm" fo:padding-left="0cm" fo:padding-right="0cm"/>
    </style:style>
    <style:style style:name="gr4" style:family="graphic" style:parent-style-name="standard">
      <style:graphic-properties draw:stroke="none" draw:fill="none" fo:min-height="3.745cm"/>
    </style:style>
    <style:style style:name="gr5" style:family="graphic" style:parent-style-name="standard" style:list-style-name="L1">
      <style:graphic-properties draw:stroke="none" draw:fill="none" fo:min-height="3.877cm"/>
    </style:style>
    <style:style style:name="gr6" style:family="graphic" style:parent-style-name="standard">
      <style:graphic-properties draw:stroke="none" draw:fill="none" draw:textarea-horizontal-align="left" draw:textarea-vertical-align="top" draw:auto-grow-height="true" draw:auto-grow-width="true" fo:min-height="0.636cm" fo:min-width="5.4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4cm" fo:min-width="9.37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4cm" fo:min-width="4.44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4cm" fo:min-width="3.439cm" fo:padding-top="0cm" fo:padding-bottom="0cm" fo:padding-left="0cm" fo:padding-right="0cm"/>
    </style:style>
    <style:style style:name="gr10" style:family="graphic" style:parent-style-name="standard" style:list-style-name="L1">
      <style:graphic-properties draw:stroke="none" draw:fill="none" fo:min-height="2.641cm"/>
    </style:style>
    <style:style style:name="gr11" style:family="graphic" style:parent-style-name="standard">
      <style:graphic-properties draw:stroke="none" draw:fill="none" draw:textarea-horizontal-align="left" draw:textarea-vertical-align="top" draw:auto-grow-height="true" draw:auto-grow-width="true" fo:min-height="1.12cm" fo:min-width="4.715cm" fo:padding-top="0cm" fo:padding-bottom="0cm" fo:padding-left="0cm" fo:padding-right="0cm"/>
    </style:style>
    <style:style style:name="gr12" style:family="graphic" style:parent-style-name="standard" style:list-style-name="L1">
      <style:graphic-properties draw:stroke="none" draw:fill="none" fo:min-height="3.259cm"/>
    </style:style>
    <style:style style:name="gr13" style:family="graphic" style:parent-style-name="standard">
      <style:graphic-properties draw:stroke="none" draw:fill="none" draw:textarea-horizontal-align="left" draw:textarea-vertical-align="top" draw:auto-grow-height="true" draw:auto-grow-width="true" fo:min-height="0.747cm" fo:min-width="3.73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747cm" fo:min-width="8.00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47cm" fo:min-width="1.99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1.12cm" fo:min-width="1.945cm" fo:padding-top="0cm" fo:padding-bottom="0cm" fo:padding-left="0cm" fo:padding-right="0cm"/>
    </style:style>
    <style:style style:name="gr17" style:family="graphic" style:parent-style-name="standard">
      <style:graphic-properties svg:stroke-color="#12a8a4" draw:fill-color="#ffffff" draw:opacity="100%" draw:textarea-horizontal-align="justify" draw:textarea-vertical-align="middle" draw:auto-grow-height="false" fo:min-height="9.737cm" fo:min-width="5.088cm" draw:shadow="visible" draw:shadow-offset-x="0.071cm" draw:shadow-offset-y="0.071cm" draw:shadow-color="#cccccc"/>
    </style:style>
    <style:style style:name="gr18" style:family="graphic" style:parent-style-name="standard">
      <style:graphic-properties draw:stroke="none" draw:fill="none" draw:textarea-horizontal-align="left" draw:textarea-vertical-align="top" draw:auto-grow-height="true" draw:auto-grow-width="true" fo:min-height="0.424cm" fo:min-width="4.931cm" fo:padding-top="0cm" fo:padding-bottom="0cm" fo:padding-left="0cm" fo:padding-right="0cm"/>
    </style:style>
    <style:style style:name="gr19" style:family="graphic" style:parent-style-name="standard">
      <style:graphic-properties draw:stroke="none" draw:fill="none" fo:min-height="2.311cm"/>
    </style:style>
    <style:style style:name="gr20" style:family="graphic" style:parent-style-name="standard">
      <style:graphic-properties draw:stroke="none" draw:fill="none" fo:min-height="2.641cm"/>
    </style:style>
    <style:style style:name="gr21" style:family="graphic" style:parent-style-name="standard">
      <style:graphic-properties draw:stroke="none" draw:fill="none" draw:textarea-horizontal-align="left" draw:textarea-vertical-align="top" draw:auto-grow-height="true" draw:auto-grow-width="true" fo:min-height="0.424cm" fo:min-width="5.901cm" fo:padding-top="0cm" fo:padding-bottom="0cm" fo:padding-left="0cm" fo:padding-right="0cm"/>
    </style:style>
    <style:style style:name="gr22" style:family="graphic" style:parent-style-name="standard">
      <style:graphic-properties draw:stroke="none" draw:fill="none" fo:min-height="1.099cm"/>
    </style:style>
    <style:style style:name="gr23" style:family="graphic" style:parent-style-name="standard">
      <style:graphic-properties draw:stroke="none" draw:fill="none" fo:min-height="1.324cm"/>
    </style:style>
    <style:style style:name="gr24" style:family="graphic" style:parent-style-name="standard" style:list-style-name="L1">
      <style:graphic-properties draw:stroke="none" draw:fill="none" fo:min-height="2.339cm"/>
    </style:style>
    <style:style style:name="gr25" style:family="graphic" style:parent-style-name="standard">
      <style:graphic-properties draw:stroke="none" draw:fill="none" draw:textarea-horizontal-align="left" draw:textarea-vertical-align="top" draw:auto-grow-height="true" draw:auto-grow-width="true" fo:min-height="0.847cm" fo:min-width="9.375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4cm" fo:min-width="1.992cm" fo:padding-top="0cm" fo:padding-bottom="0cm" fo:padding-left="0cm" fo:padding-right="0cm"/>
    </style:style>
    <style:style style:name="gr27" style:family="graphic" style:parent-style-name="standard">
      <style:graphic-properties draw:stroke="none" draw:fill="none" fo:min-height="2.274cm"/>
    </style:style>
    <style:style style:name="gr28" style:family="graphic" style:parent-style-name="standard">
      <style:graphic-properties draw:stroke="none" draw:fill="none" draw:textarea-horizontal-align="left" draw:textarea-vertical-align="top" draw:auto-grow-height="true" draw:auto-grow-width="true" fo:min-height="0.747cm" fo:min-width="3.486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style:font-name="Keraleeyam" fo:font-size="24pt" style:font-size-asian="24pt" style:font-size-complex="24pt"/>
    </style:style>
    <style:style style:name="P3" style:family="paragraph">
      <style:paragraph-properties fo:margin-left="0cm" fo:margin-right="0cm" fo:margin-top="0.4cm" fo:margin-bottom="0.4cm" fo:line-height="100%" fo:text-align="start" fo:text-indent="0cm" style:writing-mode="lr-tb"/>
    </style:style>
    <style:style style:name="P4" style:family="paragraph">
      <loext:graphic-properties draw:fill="none"/>
      <style:paragraph-properties fo:margin-left="0cm" fo:margin-right="0cm" fo:margin-top="0.4cm" fo:margin-bottom="0.4cm" fo:line-height="100%" fo:text-align="start" fo:text-indent="0cm" style:writing-mode="lr-tb"/>
      <style:text-properties fo:font-variant="normal" fo:text-transform="none" style:use-window-font-color="true" style:text-outline="false" style:text-line-through-style="none" style:text-line-through-type="none" style:font-name="Keraleeyam" fo:font-size="14pt" fo:letter-spacing="0.06cm"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 style:family="paragraph">
      <loext:graphic-properties draw:fill="none"/>
      <style:text-properties style:font-name="Keraleeyam" fo:font-size="14pt" style:font-size-asian="14pt" style:font-size-complex="14pt"/>
    </style:style>
    <style:style style:name="P6" style:family="paragraph">
      <style:paragraph-properties fo:text-align="justify"/>
    </style:style>
    <style:style style:name="P7" style:family="paragraph">
      <loext:graphic-properties draw:fill="none"/>
      <style:paragraph-properties fo:text-align="justify"/>
    </style:style>
    <style:style style:name="P8" style:family="paragraph">
      <style:paragraph-properties fo:margin-left="0cm" fo:margin-right="0cm" fo:margin-top="0cm" fo:margin-bottom="0cm" fo:line-height="100%" fo:text-align="justify" fo:text-indent="0cm"/>
    </style:style>
    <style:style style:name="P9" style:family="paragraph">
      <loext:graphic-properties draw:fill="none"/>
      <style:paragraph-properties fo:margin-left="0cm" fo:margin-right="0cm" fo:margin-top="0cm" fo:margin-bottom="0cm" fo:line-height="100%" fo:text-align="justify" fo:text-indent="0cm"/>
      <style:text-properties fo:font-size="8pt" style:font-size-asian="8pt" style:font-size-complex="8pt"/>
    </style:style>
    <style:style style:name="P10" style:family="paragraph">
      <loext:graphic-properties draw:fill="none"/>
      <style:paragraph-properties fo:text-align="start" style:writing-mode="lr-tb"/>
      <style:text-properties style:font-name="Keraleeyam" fo:font-size="18pt" style:font-size-asian="18pt" style:font-size-complex="18pt"/>
    </style:style>
    <style:style style:name="P11" style:family="paragraph">
      <loext:graphic-properties draw:fill="none"/>
      <style:paragraph-properties fo:text-align="start" style:writing-mode="lr-tb"/>
      <style:text-properties style:font-name="Keraleeyam" fo:font-size="12pt" fo:font-weight="normal" style:font-size-asian="12pt" style:font-weight-asian="normal" style:font-size-complex="12pt" style:font-weight-complex="normal"/>
    </style:style>
    <style:style style:name="P12" style:family="paragraph">
      <loext:graphic-properties draw:fill="none"/>
      <style:paragraph-properties fo:text-align="start" style:writing-mode="lr-tb"/>
      <style:text-properties fo:color="#808080" fo:font-size="8pt" style:text-underline-style="solid" style:text-underline-width="auto" style:text-underline-color="font-color" fo:font-weight="bold" style:font-size-asian="8pt" style:font-weight-asian="bold" style:font-size-complex="8pt" style:font-weight-complex="bold"/>
    </style:style>
    <style:style style:name="P13" style:family="paragraph">
      <loext:graphic-properties draw:fill="none"/>
      <style:text-properties fo:font-size="9pt" style:font-size-asian="9pt" style:font-size-complex="9pt"/>
    </style:style>
    <style:style style:name="P14" style:family="paragraph">
      <loext:graphic-properties draw:fill="none"/>
      <style:paragraph-properties fo:text-align="start" style:writing-mode="lr-tb"/>
      <style:text-properties style:font-name="Keraleeyam" fo:font-size="12pt" style:font-size-asian="12pt" style:font-size-complex="12pt"/>
    </style:style>
    <style:style style:name="P15" style:family="paragraph">
      <loext:graphic-properties draw:fill="none"/>
      <style:paragraph-properties fo:text-align="start" style:writing-mode="lr-tb"/>
      <style:text-properties fo:color="#999999" fo:font-size="11pt" fo:font-weight="normal" style:font-size-asian="11pt" style:font-weight-asian="normal" style:font-size-complex="11pt" style:font-weight-complex="normal"/>
    </style:style>
    <style:style style:name="P16" style:family="paragraph">
      <style:paragraph-properties fo:margin-left="0cm" fo:margin-right="0cm" fo:text-align="end" fo:text-indent="0cm" style:writing-mode="lr-tb"/>
    </style:style>
    <style:style style:name="P17" style:family="paragraph">
      <style:paragraph-properties fo:text-align="end" style:writing-mode="lr-tb"/>
    </style:style>
    <style:style style:name="P18" style:family="paragraph">
      <loext:graphic-properties draw:fill="none"/>
      <style:paragraph-properties fo:margin-left="0cm" fo:margin-right="0cm" fo:text-align="end" fo:text-indent="0cm" style:writing-mode="lr-tb"/>
      <style:text-properties fo:font-size="9pt" style:font-size-asian="9pt" style:font-size-complex="9pt"/>
    </style:style>
    <style:style style:name="P19" style:family="paragraph">
      <loext:graphic-properties draw:fill="none"/>
      <style:paragraph-properties fo:margin-left="0cm" fo:margin-right="0cm" fo:margin-top="0cm" fo:margin-bottom="0cm" fo:line-height="100%" fo:text-align="justify" fo:text-indent="0cm"/>
    </style:style>
    <style:style style:name="P20" style:family="paragraph">
      <loext:graphic-properties draw:fill="none"/>
      <style:paragraph-properties fo:text-align="start" style:writing-mode="lr-tb"/>
      <style:text-properties fo:font-size="8pt" fo:font-weight="bold" style:font-size-asian="8pt" style:font-weight-asian="bold" style:font-size-complex="8pt" style:font-weight-complex="bold"/>
    </style:style>
    <style:style style:name="P21" style:family="paragraph">
      <loext:graphic-properties draw:fill="none"/>
      <style:paragraph-properties fo:text-align="start" style:writing-mode="lr-tb"/>
      <style:text-properties fo:font-size="9pt" style:font-size-asian="9pt" style:font-size-complex="9pt"/>
    </style:style>
    <style:style style:name="P22" style:family="paragraph">
      <loext:graphic-properties draw:fill-color="#ffffff" draw:opacity="100%"/>
      <style:paragraph-properties fo:text-align="center"/>
    </style:style>
    <style:style style:name="P23" style:family="paragraph">
      <loext:graphic-properties draw:fill="none"/>
      <style:paragraph-properties fo:text-align="justify"/>
      <style:text-properties fo:font-size="8pt" style:font-size-asian="8pt" style:font-size-complex="8pt"/>
    </style:style>
    <style:style style:name="P24" style:family="paragraph">
      <style:paragraph-properties fo:margin-left="0cm" fo:margin-right="0cm" fo:margin-top="0cm" fo:margin-bottom="0.102cm" fo:line-height="100%" fo:text-align="start" fo:text-indent="0cm"/>
    </style:style>
    <style:style style:name="P25" style:family="paragraph">
      <loext:graphic-properties draw:fill="none"/>
      <style:paragraph-properties fo:margin-top="0cm" fo:margin-bottom="0.102cm" fo:text-align="justify"/>
      <style:text-properties fo:font-size="9pt" style:font-size-asian="9pt" style:font-size-complex="9pt"/>
    </style:style>
    <style:style style:name="P26" style:family="paragraph">
      <loext:graphic-properties draw:fill="none"/>
      <style:paragraph-properties fo:margin-top="0cm" fo:margin-bottom="0.102cm" fo:text-align="start"/>
      <style:text-properties fo:font-size="9pt" style:font-size-asian="9pt" style:font-size-complex="9pt"/>
    </style:style>
    <style:style style:name="P27" style:family="paragraph">
      <loext:graphic-properties draw:fill="none"/>
      <style:paragraph-properties fo:text-align="start" style:writing-mode="lr-tb"/>
      <style:text-properties fo:font-size="10pt" fo:letter-spacing="0.06cm" style:font-size-asian="10pt" style:font-size-complex="10pt"/>
    </style:style>
    <style:style style:name="T1" style:family="text">
      <style:text-properties fo:color="#343a40" style:font-name="Keraleeyam" fo:font-size="24pt" fo:font-weight="bold" style:font-size-asian="24pt" style:font-name-complex="SairaExtraCondensed" style:font-size-complex="24pt" style:font-weight-complex="bold"/>
    </style:style>
    <style:style style:name="T2" style:family="text">
      <style:text-properties fo:color="#12a8a4" style:font-name="Keraleeyam" fo:font-size="24pt" fo:font-weight="bold" style:font-size-asian="24pt" style:font-name-complex="SairaExtraCondensed" style:font-size-complex="24pt" style:font-weight-complex="bold"/>
    </style:style>
    <style:style style:name="T3" style:family="text">
      <style:text-properties fo:font-variant="normal" fo:text-transform="none" fo:color="#868e96" style:text-outline="false" style:text-line-through-style="none" style:text-line-through-type="none" style:font-name="Keraleeyam" fo:font-size="9pt" fo:letter-spacing="0.06cm" fo:font-style="normal" fo:text-shadow="none" style:text-underline-style="none" fo:font-weight="normal" style:letter-kerning="true" style:font-name-asian="Noto Sans CJK SC" style:font-size-asian="9pt" style:font-style-asian="normal" style:font-weight-asian="normal" style:font-name-complex="SairaExtraCondensedMedium" style:font-size-complex="9pt" style:font-style-complex="normal" style:font-weight-complex="normal" style:text-emphasize="none" style:font-relief="none" style:text-overline-style="none" style:text-overline-color="font-color"/>
    </style:style>
    <style:style style:name="T4" style:family="text">
      <style:text-properties fo:color="#868e96" style:font-name="Keraleeyam" fo:font-size="11pt" style:font-size-asian="11pt" style:font-name-complex="SairaExtraCondensedMedium" style:font-size-complex="11pt"/>
    </style:style>
    <style:style style:name="T5" style:family="text">
      <style:text-properties fo:color="#12a8a4" style:font-name="Keraleeyam" fo:font-size="11pt" style:font-size-asian="11pt" style:font-name-complex="SairaExtraCondensedMedium" style:font-size-complex="11pt"/>
    </style:style>
    <style:style style:name="T6" style:family="text">
      <style:text-properties fo:color="#868e96" style:font-name="Muliular" fo:font-size="7pt" style:font-size-asian="13.8999996185303pt" style:font-name-complex="Muliular" style:font-size-complex="13.8999996185303pt"/>
    </style:style>
    <style:style style:name="T7" style:family="text">
      <style:text-properties fo:color="#868e96" style:font-name="Muliular" fo:font-size="8pt" style:font-size-asian="14pt" style:font-name-complex="Muliular" style:font-size-complex="14pt"/>
    </style:style>
    <style:style style:name="T8" style:family="text">
      <style:text-properties fo:color="#343a40" style:font-name="Keraleeyam" fo:font-size="18pt" fo:font-weight="bold" style:font-size-asian="18pt" style:font-name-complex="SairaExtraCondensed" style:font-size-complex="18pt" style:font-weight-complex="bold"/>
    </style:style>
    <style:style style:name="T9" style:family="text">
      <style:text-properties fo:color="#868e96" style:font-name="Keraleeyam" fo:font-size="12pt" fo:font-weight="normal" style:font-size-asian="12pt" style:font-weight-asian="normal" style:font-name-complex="SairaExtraCondensedMedium" style:font-size-complex="12pt" style:font-weight-complex="normal"/>
    </style:style>
    <style:style style:name="T10" style:family="text">
      <style:text-properties fo:color="#808080" style:font-name="Muliular" fo:font-size="8pt" fo:font-weight="bold" style:font-size-asian="8pt" style:font-weight-asian="bold" style:font-name-complex="Muliular" style:font-size-complex="8pt" style:font-weight-complex="bold"/>
    </style:style>
    <style:style style:name="T11" style:family="text">
      <style:text-properties fo:color="#12a8a4" style:font-name="Muliular" fo:font-size="9pt" style:font-size-asian="9pt" style:font-name-complex="Muliular" style:font-size-complex="9pt"/>
    </style:style>
    <style:style style:name="T12" style:family="text">
      <style:text-properties fo:color="#868e96" style:font-name="Muliular" fo:font-size="8pt" style:font-size-asian="8pt" style:font-name-complex="Muliular" style:font-size-complex="8pt"/>
    </style:style>
    <style:style style:name="T13" style:family="text">
      <style:text-properties fo:color="#868e96" style:font-name="Keraleeyam" fo:font-size="12pt" style:font-size-asian="12pt" style:font-name-complex="SairaExtraCondensedMedium" style:font-size-complex="12pt"/>
    </style:style>
    <style:style style:name="T14" style:family="text">
      <style:text-properties fo:color="#999999" style:font-name="Muliular" fo:font-size="8pt" fo:font-weight="bold" style:font-size-asian="8pt" style:font-weight-asian="bold" style:font-name-complex="Muliular" style:font-size-complex="8pt" style:font-weight-complex="bold"/>
    </style:style>
    <style:style style:name="T15" style:family="text">
      <style:text-properties fo:color="#868e96" style:font-name="Muliular" fo:font-size="8pt" fo:font-weight="bold" style:font-size-asian="8pt" style:font-weight-asian="bold" style:font-name-complex="Muliular" style:font-size-complex="8pt" style:font-weight-complex="bold"/>
    </style:style>
    <style:style style:name="T16" style:family="text">
      <style:text-properties fo:color="#868e96" style:font-name="Muliular" fo:font-size="9pt" style:font-size-asian="9pt" style:font-name-complex="Muliular" style:font-size-complex="9pt"/>
    </style:style>
    <style:style style:name="T17" style:family="text">
      <style:text-properties fo:color="#868e96" style:font-name="Muliular" fo:font-size="10pt" fo:letter-spacing="0.06cm" style:font-size-asian="10pt" style:font-name-complex="Muliular"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017cm" svg:height="2.546cm" svg:x="1.076cm" svg:y="1cm">
          <draw:text-box>
            <text:p text:style-name="P1"><text:span text:style-name="T1">PABLO </text:span><text:span text:style-name="T2">ARROYO NOE</text:span></text:p>
          </draw:text-box>
        </draw:frame>
        <draw:frame draw:style-name="gr2" draw:text-style-name="P4" draw:layer="layout" svg:width="8.585cm" svg:height="0.636cm" svg:x="12.222cm" svg:y="1.3cm">
          <draw:text-box>
            <text:p text:style-name="P3"><text:span text:style-name="T3">CARLOS ANTUNEZ 1875, APT 405 · SANTIAGO, CHILE </text:span></text:p>
          </draw:text-box>
        </draw:frame>
        <draw:frame draw:style-name="gr3" draw:text-style-name="P5" draw:layer="layout" svg:width="8.266cm" svg:height="0.636cm" svg:x="13.568cm" svg:y="1.708cm">
          <draw:text-box>
            <text:p text:style-name="P1"><text:span text:style-name="T4">(+56) 9 5257 0855 · </text:span><text:span text:style-name="T5">PABLO.ARROYO.NOE@GMAIL.COM</text:span></text:p>
          </draw:text-box>
        </draw:frame>
        <draw:frame draw:style-name="gr4" draw:text-style-name="P7" draw:layer="layout" svg:width="6.207cm" svg:height="3.995cm" svg:x="1cm" svg:y="1.889cm">
          <draw:text-box>
            <text:p text:style-name="P6"><text:span text:style-name="T6">Software development is not just coding, it can be a driving force for the technology that is changing the world for the better.</text:span></text:p>
            <text:p text:style-name="P6"><text:span text:style-name="T6"/></text:p>
            <text:p text:style-name="P6"><text:span text:style-name="T6">As an IT professional with more than 6 years of experience, I've understood that Best Practices are not enough to guarantee exceptional software. A well defined Architecture, predicting System Qualities, implementing Evolutionary Prototyping, and enhancing Stakeholder Communication are, among others, what sets apart functional software from industry game-changers.</text:span></text:p>
          </draw:text-box>
        </draw:frame>
        <draw:frame draw:style-name="gr5" draw:text-style-name="P9" draw:layer="layout" svg:width="12.7cm" svg:height="4.127cm" svg:x="7.867cm" svg:y="4.142cm">
          <draw:text-box>
            <text:p text:style-name="P8"><text:span text:style-name="T7">My work consists on designing and developing core business software solutions. These solutions, require scalable and available infrastructure, paired with highly modifiable and interoperable architecture, which has to take in consideration more than 8 stakeholders.</text:span></text:p>
            <text:p text:style-name="P8"><text:span text:style-name="T6"/></text:p>
            <text:p text:style-name="P8"><text:span text:style-name="T7">Responsible for supporting and guiding the development team by implementing best practices and establishing agile software methodologies, which allow the continual expansion and integration of our software assets, adding new functionality on a regular basis.</text:span></text:p>
            <text:p text:style-name="P8"><text:span text:style-name="T6"/></text:p>
            <text:p text:style-name="P8"><text:span text:style-name="T7">Being part of the Technology department, we provide our internal client with the proper tools, attending their needs and enabling digital transformation.</text:span></text:p>
          </draw:text-box>
        </draw:frame>
        <draw:frame draw:style-name="gr6" draw:text-style-name="P10" draw:layer="layout" svg:width="5.43cm" svg:height="0.636cm" svg:x="8.112cm" svg:y="2.259cm">
          <draw:text-box>
            <text:p text:style-name="P1"><text:span text:style-name="T8">EXPERIENCE</text:span></text:p>
          </draw:text-box>
        </draw:frame>
        <draw:frame draw:style-name="gr7" draw:text-style-name="P11" draw:layer="layout" svg:width="9.375cm" svg:height="0.424cm" svg:x="8.121cm" svg:y="3.645cm">
          <draw:text-box>
            <text:p text:style-name="P1"><text:span text:style-name="T9">SENIOR FULL STACK SOFTWARE DEVELOPER</text:span></text:p>
          </draw:text-box>
        </draw:frame>
        <draw:frame draw:style-name="gr8" draw:text-style-name="P12" draw:layer="layout" svg:width="4.445cm" svg:height="0.424cm" svg:x="8.112cm" svg:y="3.175cm">
          <draw:text-box>
            <text:p text:style-name="P1"><text:span text:style-name="T10">Great Place To Work® Chile</text:span></text:p>
          </draw:text-box>
        </draw:frame>
        <draw:frame draw:style-name="gr9" draw:text-style-name="P13" draw:layer="layout" svg:width="3.439cm" svg:height="0.424cm" svg:x="17.144cm" svg:y="3.144cm">
          <draw:text-box>
            <text:p text:style-name="P1"><text:span text:style-name="T11">March 2019 – Present</text:span></text:p>
          </draw:text-box>
        </draw:frame>
        <draw:frame draw:style-name="gr10" draw:text-style-name="P9" draw:layer="layout" svg:width="12.7cm" svg:height="2.891cm" svg:x="7.867cm" svg:y="9.643cm">
          <draw:text-box>
            <text:p text:style-name="P8"><text:span text:style-name="T12">Viewnia.com is an innovative platform, that brings the Patagonian tourism to the world, in a modern format.</text:span></text:p>
            <text:p text:style-name="P8"><text:span text:style-name="T12"/></text:p>
            <text:p text:style-name="P8"><text:span text:style-name="T12">Viewnia's founders comisioned me with the development and deployment of a web application. With them and a team of designers, we conceptualiced the first MVP. Approaching it's completion, I was not only working as a developer, but as a technical leader, providing technological knowledge and collaborating actively with the business.</text:span></text:p>
          </draw:text-box>
        </draw:frame>
        <draw:frame draw:style-name="gr7" draw:text-style-name="P14" draw:layer="layout" svg:width="9.375cm" svg:height="0.424cm" svg:x="8.121cm" svg:y="9.146cm">
          <draw:text-box>
            <text:p text:style-name="P1"><text:span text:style-name="T13">TECHNICAL PROJECT LEAD</text:span></text:p>
          </draw:text-box>
        </draw:frame>
        <draw:frame draw:style-name="gr8" draw:text-style-name="P15" draw:layer="layout" svg:width="4.445cm" svg:height="0.424cm" svg:x="8.112cm" svg:y="8.676cm">
          <draw:text-box>
            <text:p text:style-name="P1"><text:span text:style-name="T14">Viewnia.com</text:span></text:p>
          </draw:text-box>
        </draw:frame>
        <draw:frame draw:style-name="gr11" draw:text-style-name="P18" draw:layer="layout" svg:width="4.715cm" svg:height="1.12cm" svg:x="15.889cm" svg:y="8.645cm">
          <draw:text-box>
            <text:p text:style-name="P16"><text:span text:style-name="T11">October 2017 – January 2020</text:span></text:p>
            <text:p text:style-name="P17"><text:span text:style-name="T11"/></text:p>
          </draw:text-box>
        </draw:frame>
        <draw:frame draw:style-name="gr12" draw:text-style-name="P19" draw:layer="layout" svg:width="12.7cm" svg:height="3.509cm" svg:x="7.867cm" svg:y="13.944cm">
          <draw:text-box>
            <text:p text:style-name="P8"><text:span text:style-name="T7">As a freelance software solutions provider, I encountered a new world of knowledge and oportunity. This was, to date, my most complete and versatile work experience, since I had to simultaneously seek for jobs while designing, developing and executing projects. A demanding job of self discovery, fulfilling many roles and being responsible for the complete cycle of Software Projects, I was not only able to evaluate my interests and strengths, but also test my capacity and adaptability on several and diverse challenges.</text:span></text:p>
            <text:p text:style-name="P8"><text:span text:style-name="T6"/></text:p>
            <text:p text:style-name="P8"><text:span text:style-name="T7">Projects include complex web plaforms built with Ruby On Rails, e-commerce sites built with Shopify and Spree and websites built with React or vanilla HTML and CSS.</text:span></text:p>
          </draw:text-box>
        </draw:frame>
        <draw:frame draw:style-name="gr7" draw:text-style-name="P14" draw:layer="layout" svg:width="9.375cm" svg:height="0.424cm" svg:x="8.121cm" svg:y="13.447cm">
          <draw:text-box>
            <text:p text:style-name="P1"><text:span text:style-name="T13">SOFTWARE SOLUTIONS PROVIDER</text:span></text:p>
          </draw:text-box>
        </draw:frame>
        <draw:frame draw:style-name="gr8" draw:text-style-name="P20" draw:layer="layout" svg:width="4.445cm" svg:height="0.424cm" svg:x="8.112cm" svg:y="12.977cm">
          <draw:text-box>
            <text:p text:style-name="P1"><text:span text:style-name="T15">Freelance</text:span></text:p>
          </draw:text-box>
        </draw:frame>
        <draw:frame draw:style-name="gr13" draw:text-style-name="P21" draw:layer="layout" svg:width="3.736cm" svg:height="0.747cm" svg:x="16.844cm" svg:y="12.946cm">
          <draw:text-box>
            <text:p text:style-name="P1"><text:span text:style-name="T11">July 2014 – March 2019</text:span></text:p>
          </draw:text-box>
        </draw:frame>
        <draw:frame draw:style-name="gr7" draw:text-style-name="P14" draw:layer="layout" svg:width="9.375cm" svg:height="0.424cm" svg:x="8.821cm" svg:y="19.248cm">
          <draw:text-box>
            <text:p text:style-name="P1"><text:span text:style-name="T13">INDUSTRIAL ENGINEERING</text:span></text:p>
          </draw:text-box>
        </draw:frame>
        <draw:frame draw:style-name="gr14" draw:text-style-name="P21" draw:layer="layout" svg:width="8.001cm" svg:height="0.747cm" svg:x="8.812cm" svg:y="18.778cm">
          <draw:text-box>
            <text:p text:style-name="P1"><text:span text:style-name="T16">Universidad Técnica Federico Santa María</text:span></text:p>
          </draw:text-box>
        </draw:frame>
        <draw:frame draw:style-name="gr15" draw:text-style-name="P21" draw:layer="layout" svg:width="1.992cm" svg:height="0.747cm" svg:x="17.644cm" svg:y="18.747cm">
          <draw:text-box>
            <text:p text:style-name="P1"><text:span text:style-name="T11">2009 – 2014</text:span></text:p>
            <text:p text:style-name="P1"><text:span text:style-name="T11"/></text:p>
          </draw:text-box>
        </draw:frame>
        <draw:frame draw:style-name="gr6" draw:text-style-name="P10" draw:layer="layout" svg:width="5.43cm" svg:height="0.636cm" svg:x="8.112cm" svg:y="17.859cm">
          <draw:text-box>
            <text:p text:style-name="P1"><text:span text:style-name="T8">EDUCATION</text:span></text:p>
          </draw:text-box>
        </draw:frame>
        <draw:frame draw:style-name="gr7" draw:text-style-name="P14" draw:layer="layout" svg:width="9.375cm" svg:height="0.424cm" svg:x="8.816cm" svg:y="20.749cm">
          <draw:text-box>
            <text:p text:style-name="P1"><text:span text:style-name="T13">AGRICULTURAL SCIENCES</text:span></text:p>
          </draw:text-box>
        </draw:frame>
        <draw:frame draw:style-name="gr14" draw:text-style-name="P21" draw:layer="layout" svg:width="8.001cm" svg:height="0.747cm" svg:x="8.807cm" svg:y="20.279cm">
          <draw:text-box>
            <text:p text:style-name="P1"><text:span text:style-name="T16">Pontificia Universidad Católica de Chile</text:span></text:p>
            <text:p text:style-name="P1"><text:span text:style-name="T16"/></text:p>
          </draw:text-box>
        </draw:frame>
        <draw:frame draw:style-name="gr16" draw:text-style-name="P21" draw:layer="layout" svg:width="1.945cm" svg:height="1.12cm" svg:x="17.639cm" svg:y="20.148cm">
          <draw:text-box>
            <text:p text:style-name="P1"><text:span text:style-name="T11">2007 - 2008</text:span></text:p>
            <text:p text:style-name="P1"><text:span text:style-name="T11"/></text:p>
            <text:p text:style-name="P1"><text:span text:style-name="T11"/></text:p>
          </draw:text-box>
        </draw:frame>
        <draw:frame draw:style-name="gr7" draw:text-style-name="P14" draw:layer="layout" svg:width="9.375cm" svg:height="0.424cm" svg:x="8.811cm" svg:y="22.349cm">
          <draw:text-box>
            <text:p text:style-name="P1"><text:span text:style-name="T13">INTERNATIONAL BACCALAUREATE ENGLISH SCHOOL</text:span></text:p>
          </draw:text-box>
        </draw:frame>
        <draw:frame draw:style-name="gr14" draw:text-style-name="P21" draw:layer="layout" svg:width="8.001cm" svg:height="0.747cm" svg:x="8.802cm" svg:y="21.879cm">
          <draw:text-box>
            <text:p text:style-name="P1"><text:span text:style-name="T16">Fundación Educacional Santiago College</text:span></text:p>
          </draw:text-box>
        </draw:frame>
        <draw:frame draw:style-name="gr16" draw:text-style-name="P21" draw:layer="layout" svg:width="1.945cm" svg:height="1.12cm" svg:x="17.634cm" svg:y="21.848cm">
          <draw:text-box>
            <text:p text:style-name="P1"><text:span text:style-name="T11">1992 - 2006</text:span></text:p>
            <text:p text:style-name="P1"><text:span text:style-name="T11"/></text:p>
            <text:p text:style-name="P1"><text:span text:style-name="T11"/></text:p>
          </draw:text-box>
        </draw:frame>
        <draw:custom-shape draw:style-name="gr17" draw:text-style-name="P22" draw:layer="layout" svg:width="5.588cm" svg:height="9.987cm" svg:x="1.254cm" svg:y="7.053cm">
          <text:p/>
          <draw:enhanced-geometry svg:viewBox="0 0 21600 21600" draw:type="rectangle" draw:enhanced-path="M 0 0 L 21600 0 21600 21600 0 21600 0 0 Z N"/>
        </draw:custom-shape>
        <draw:frame draw:style-name="gr18" draw:text-style-name="P14" draw:layer="layout" svg:width="4.931cm" svg:height="0.424cm" svg:x="2.222cm" svg:y="7.447cm">
          <draw:text-box>
            <text:p text:style-name="P1"><text:span text:style-name="T13">SOFTWARE KNOWLEDGE</text:span></text:p>
          </draw:text-box>
        </draw:frame>
        <draw:frame draw:style-name="gr7" draw:text-style-name="P14" draw:layer="layout" svg:width="9.375cm" svg:height="0.424cm" svg:x="8.122cm" svg:y="9.146cm">
          <draw:text-box>
            <text:p text:style-name="P1"><text:span text:style-name="T13">TECHNICAL PROJECT LEAD</text:span></text:p>
          </draw:text-box>
        </draw:frame>
        <draw:frame draw:style-name="gr7" draw:text-style-name="P14" draw:layer="layout" svg:width="9.375cm" svg:height="0.424cm" svg:x="8.122cm" svg:y="9.146cm">
          <draw:text-box>
            <text:p text:style-name="P1"><text:span text:style-name="T13">TECHNICAL PROJECT LEAD</text:span></text:p>
          </draw:text-box>
        </draw:frame>
        <draw:frame draw:style-name="gr19" draw:text-style-name="P23" draw:layer="layout" svg:width="6.208cm" svg:height="2.561cm" svg:x="2.2cm" svg:y="7.79cm">
          <draw:text-box>
            <text:p text:style-name="P6"><text:span text:style-name="T12">· Design Patterns</text:span></text:p>
            <text:p text:style-name="P6"><text:span text:style-name="T12">· Architectural Design</text:span></text:p>
            <text:p text:style-name="P6"><text:span text:style-name="T12">· Backend Development</text:span></text:p>
            <text:p text:style-name="P6"><text:span text:style-name="T12">· Frontend Development</text:span></text:p>
            <text:p text:style-name="P6"><text:span text:style-name="T12">· APIs and Integrations</text:span></text:p>
            <text:p text:style-name="P6"><text:span text:style-name="T12">· Database Design</text:span></text:p>
            <text:p text:style-name="P6"><text:span text:style-name="T12">· Security</text:span></text:p>
          </draw:text-box>
        </draw:frame>
        <draw:frame draw:style-name="gr18" draw:text-style-name="P14" draw:layer="layout" svg:width="4.931cm" svg:height="0.424cm" svg:x="2.165cm" svg:y="13.994cm">
          <draw:text-box>
            <text:p text:style-name="P1"><text:span text:style-name="T13">TECHNICAL SKILLS</text:span></text:p>
          </draw:text-box>
        </draw:frame>
        <draw:frame draw:style-name="gr19" draw:text-style-name="P23" draw:layer="layout" svg:width="6.208cm" svg:height="2.561cm" svg:x="2.143cm" svg:y="14.337cm">
          <draw:text-box>
            <text:p text:style-name="P6"><text:span text:style-name="T12">· Version Control</text:span></text:p>
            <text:p text:style-name="P6"><text:span text:style-name="T12">· Algorithms</text:span></text:p>
            <text:p text:style-name="P6"><text:span text:style-name="T12">· Dev Ops</text:span></text:p>
            <text:p text:style-name="P6"><text:span text:style-name="T12">· Optimization</text:span></text:p>
            <text:p text:style-name="P6"><text:span text:style-name="T12">· Responsive Design</text:span></text:p>
            <text:p text:style-name="P6"><text:span text:style-name="T12">· Scripting</text:span></text:p>
            <text:p text:style-name="P6"><text:span text:style-name="T12">· Testing</text:span></text:p>
          </draw:text-box>
        </draw:frame>
        <draw:frame draw:style-name="gr18" draw:text-style-name="P14" draw:layer="layout" svg:width="4.931cm" svg:height="0.424cm" svg:x="2.28cm" svg:y="10.543cm">
          <draw:text-box>
            <text:p text:style-name="P1"><text:span text:style-name="T13">INDUSTRY KNOWLEDGE</text:span></text:p>
          </draw:text-box>
        </draw:frame>
        <draw:frame draw:style-name="gr20" draw:text-style-name="P23" draw:layer="layout" svg:width="6.208cm" svg:height="2.891cm" svg:x="2.158cm" svg:y="10.886cm">
          <draw:text-box>
            <text:p text:style-name="P8"><text:span text:style-name="T12">· Team Leadership</text:span></text:p>
            <text:p text:style-name="P6"><text:span text:style-name="T12">· Digital Transformation</text:span></text:p>
            <text:p text:style-name="P6"><text:span text:style-name="T12">· Agile Methodologies</text:span></text:p>
            <text:p text:style-name="P6"><text:span text:style-name="T12">· Strategic Planning</text:span></text:p>
            <text:p text:style-name="P6"><text:span text:style-name="T12">· UI Design</text:span></text:p>
            <text:p text:style-name="P6"><text:span text:style-name="T12">· UX Principles</text:span></text:p>
            <text:p text:style-name="P6"><text:span text:style-name="T12">· Graphic Design</text:span></text:p>
            <text:p text:style-name="P6"><text:span text:style-name="T12">· Digital Marketing</text:span></text:p>
          </draw:text-box>
        </draw:frame>
        <draw:frame draw:style-name="gr21" draw:text-style-name="P14" draw:layer="layout" svg:width="5.901cm" svg:height="0.424cm" svg:x="1.322cm" svg:y="17.747cm">
          <draw:text-box>
            <text:p text:style-name="P1"><text:span text:style-name="T13">PROGRAMMING &amp; MARKUP LANGUAGES</text:span></text:p>
          </draw:text-box>
        </draw:frame>
        <draw:frame draw:style-name="gr22" draw:text-style-name="P25" draw:layer="layout" svg:width="6.208cm" svg:height="1.349cm" svg:x="1.2cm" svg:y="18.09cm">
          <draw:text-box>
            <text:p text:style-name="P24"><text:span text:style-name="T16">Ruby, JavaScript, Python </text:span></text:p>
            <text:p text:style-name="P24"><text:span text:style-name="T16">C#, C++, SQL, HTML, CSS</text:span></text:p>
          </draw:text-box>
        </draw:frame>
        <draw:frame draw:style-name="gr21" draw:text-style-name="P14" draw:layer="layout" svg:width="5.901cm" svg:height="0.424cm" svg:x="1.322cm" svg:y="19.547cm">
          <draw:text-box>
            <text:p text:style-name="P1"><text:span text:style-name="T13">FRAMEWORKS, TOOLS &amp; TECH</text:span></text:p>
          </draw:text-box>
        </draw:frame>
        <draw:frame draw:style-name="gr23" draw:text-style-name="P26" draw:layer="layout" svg:width="6.208cm" svg:height="1.574cm" svg:x="1.2cm" svg:y="19.89cm">
          <draw:text-box>
            <text:p text:style-name="P24"><text:span text:style-name="T16">Ruby on Rails, GIT, AWS, Heroku</text:span></text:p>
            <text:p text:style-name="P24"><text:span text:style-name="T16">React.Js, Docker, Kubernetes</text:span></text:p>
            <text:p text:style-name="P24"><text:span text:style-name="T16">Linux, Sass, Node.js, Unity3d</text:span></text:p>
          </draw:text-box>
        </draw:frame>
        <draw:frame draw:style-name="gr6" draw:text-style-name="P10" draw:layer="layout" svg:width="5.43cm" svg:height="0.636cm" svg:x="1.254cm" svg:y="6.206cm">
          <draw:text-box>
            <text:p text:style-name="P1"><text:span text:style-name="T8">SKILLS</text:span></text:p>
          </draw:text-box>
        </draw:frame>
        <draw:frame draw:style-name="gr24" draw:text-style-name="P19" draw:layer="layout" svg:width="12.7cm" svg:height="2.589cm" svg:x="7.867cm" svg:y="25.442cm">
          <draw:text-box>
            <text:p text:style-name="P8"><text:span text:style-name="T7">Providing emergency housing for people across Chile and Paraguay, specially after the 2010 earthquake catastrophe. Collaborated as a squad member, truck driver, resource manager, recruiter and field operation supervisor, contributing with the creation of over 150 new homes and repairing of many others.</text:span></text:p>
            <text:p text:style-name="P8"><text:span text:style-name="T6"/></text:p>
            <text:p text:style-name="P8"><text:span text:style-name="T6"/></text:p>
          </draw:text-box>
        </draw:frame>
        <draw:frame draw:style-name="gr6" draw:text-style-name="P10" draw:layer="layout" svg:width="5.43cm" svg:height="0.636cm" svg:x="8.112cm" svg:y="23.559cm">
          <draw:text-box>
            <text:p text:style-name="P1"><text:span text:style-name="T8">VOLUNTEERING</text:span></text:p>
          </draw:text-box>
        </draw:frame>
        <draw:frame draw:style-name="gr25" draw:text-style-name="P11" draw:layer="layout" svg:width="9.375cm" svg:height="0.847cm" svg:x="8.121cm" svg:y="24.945cm">
          <draw:text-box>
            <text:p text:style-name="P1"><text:span text:style-name="T9">FIELD SUPERVISOR</text:span></text:p>
            <text:p text:style-name="P1"><text:span text:style-name="T9"/></text:p>
          </draw:text-box>
        </draw:frame>
        <draw:frame draw:style-name="gr8" draw:text-style-name="P12" draw:layer="layout" svg:width="4.445cm" svg:height="0.424cm" svg:x="8.112cm" svg:y="24.475cm">
          <draw:text-box>
            <text:p text:style-name="P1"><text:span text:style-name="T10">Fundación TECHO</text:span></text:p>
          </draw:text-box>
        </draw:frame>
        <draw:frame draw:style-name="gr26" draw:text-style-name="P13" draw:layer="layout" svg:width="1.992cm" svg:height="0.424cm" svg:x="18.644cm" svg:y="24.444cm">
          <draw:text-box>
            <text:p text:style-name="P1"><text:span text:style-name="T11">2006 – 2014</text:span></text:p>
          </draw:text-box>
        </draw:frame>
        <draw:frame draw:style-name="gr21" draw:text-style-name="P14" draw:layer="layout" svg:width="5.901cm" svg:height="0.424cm" svg:x="1.322cm" svg:y="21.949cm">
          <draw:text-box>
            <text:p text:style-name="P1"><text:span text:style-name="T13">LANGUAGES</text:span></text:p>
          </draw:text-box>
        </draw:frame>
        <draw:frame draw:style-name="gr23" draw:text-style-name="P26" draw:layer="layout" svg:width="6.208cm" svg:height="1.574cm" svg:x="1.2cm" svg:y="22.292cm">
          <draw:text-box>
            <text:p text:style-name="P24"><text:span text:style-name="T16">Spanish · Native <text:s text:c="3"/></text:span></text:p>
            <text:p text:style-name="P24"><text:span text:style-name="T16">English <text:s/>· Proficient <text:s text:c="2"/></text:span></text:p>
            <text:p text:style-name="P24"><text:span text:style-name="T16">French <text:s text:c="2"/>· Reading &amp; Writing</text:span></text:p>
          </draw:text-box>
        </draw:frame>
        <draw:frame draw:style-name="gr21" draw:text-style-name="P14" draw:layer="layout" svg:width="5.901cm" svg:height="0.424cm" svg:x="1.322cm" svg:y="24.25cm">
          <draw:text-box>
            <text:p text:style-name="P1"><text:span text:style-name="T13">INTERESTS &amp; HOBBIES</text:span></text:p>
          </draw:text-box>
        </draw:frame>
        <draw:frame draw:style-name="gr27" draw:text-style-name="P26" draw:layer="layout" svg:width="6.208cm" svg:height="2.524cm" svg:x="1.2cm" svg:y="24.593cm">
          <draw:text-box>
            <text:p text:style-name="P24"><text:span text:style-name="T16">Sustainability</text:span></text:p>
            <text:p text:style-name="P24"><text:span text:style-name="T16">Science</text:span></text:p>
            <text:p text:style-name="P24"><text:span text:style-name="T16">Trekking &amp; Adventure</text:span></text:p>
            <text:p text:style-name="P24"><text:span text:style-name="T16">Traveling and Society</text:span></text:p>
            <text:p text:style-name="P24"><text:span text:style-name="T16">Culture</text:span></text:p>
          </draw:text-box>
        </draw:frame>
        <draw:frame draw:style-name="gr28" draw:text-style-name="P27" draw:layer="layout" svg:width="3.486cm" svg:height="0.747cm" svg:x="15.367cm" svg:y="0.775cm">
          <draw:text-box>
            <text:p text:style-name="P1"><text:span text:style-name="T17">PABLONOE.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liular" svg:font-family="Muliular"/>
    <style:font-face style:name="SairaExtraCondensed" svg:font-family="SairaExtraCondensed"/>
    <style:font-face style:name="SairaExtraCondensedMedium" svg:font-family="SairaExtraCondensedMedium"/>
    <style:font-face style:name="Keraleeyam" svg:font-family="Keraleeya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0T21:46:24.449952437</meta:creation-date>
    <dc:date>2020-05-02T12:54:07.596004184</dc:date>
    <meta:editing-duration>PT1H5M49S</meta:editing-duration>
    <meta:editing-cycles>21</meta:editing-cycles>
    <meta:generator>LibreOffice/6.0.7.3$Linux_X86_64 LibreOffice_project/00m0$Build-3</meta:generator>
    <meta:document-statistic meta:object-count="51"/>
  </office:meta>
</office:document-meta>
</file>